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000000" draw:fill="none" draw:fill-color="#ffffff" fo:padding-top="-0.04cm" fo:padding-bottom="-0.04cm" fo:padding-left="-0.04cm" fo:padding-right="-0.04cm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0.429cm" fo:min-width="0.143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5cm" svg:y="2.143cm"/>
          <draw:glue-point draw:id="6" svg:x="0cm" svg:y="-5cm"/>
          <draw:glue-point draw:id="7" svg:x="0cm" svg:y="2.143cm"/>
          <draw:polyline draw:style-name="gr1" draw:layer="layout" svg:width="1.571cm" svg:height="1.429cm" svg:x="0cm" svg:y="0cm" svg:viewBox="0 0 1572 1430" draw:points="786,0 1572,1430 0,1430 786,0">
            <text:p/>
          </draw:polyline>
          <draw:frame draw:style-name="gr2" draw:layer="layout" svg:width="0.143cm" svg:height="1.025cm" svg:x="0.786cm" svg:y="1.27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cene graph - subgraph</dc:title>
    <meta:creation-date>2011-02-07T16:56:00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